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fo:orphans="0" fo:widows="0"/>
    </style:style>
    <style:style style:name="P2" style:family="paragraph" style:parent-style-name="Normal_20__28_Web_29_">
      <loext:graphic-properties draw:fill="solid" draw:fill-color="#ffffff"/>
      <style:paragraph-properties fo:margin-top="0.476cm" fo:margin-bottom="0cm" style:contextual-spacing="false" fo:background-color="#ffffff"/>
      <style:text-properties fo:color="#777777" loext:opacity="100%" style:font-name="Calibri" fo:font-size="11pt" style:font-size-asian="11pt" style:font-name-complex="Calibri1" style:font-size-complex="11pt"/>
    </style:style>
    <style:style style:name="P3" style:family="paragraph" style:parent-style-name="Standard">
      <style:text-properties fo:color="#777777" loext:opacity="100%" style:font-name="Calibri" style:font-name-complex="Calibri1"/>
    </style:style>
    <style:style style:name="P4" style:family="paragraph" style:parent-style-name="Standard" style:master-page-name="Standard">
      <style:paragraph-properties style:page-number="1"/>
    </style:style>
    <style:style style:name="P5" style:family="paragraph" style:parent-style-name="Standard">
      <style:text-properties officeooo:rsid="00123c38" officeooo:paragraph-rsid="00123c38"/>
    </style:style>
    <style:style style:name="P6" style:family="paragraph" style:parent-style-name="Standard">
      <style:text-properties officeooo:rsid="00123c38" officeooo:paragraph-rsid="001755a6"/>
    </style:style>
    <style:style style:name="P7" style:family="paragraph" style:parent-style-name="Standard">
      <style:text-properties officeooo:rsid="0015d0ac" officeooo:paragraph-rsid="0015d0a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loext:opacity="100%" fo:font-weight="bold" style:font-weight-asian="bold" style:font-weight-complex="bold"/>
    </style:style>
    <style:style style:name="T3" style:family="text">
      <style:text-properties fo:color="#000000" loext:opacity="100%" fo:font-size="10pt" fo:font-style="italic" fo:font-weight="bold" style:font-size-asian="10pt" style:font-style-asian="italic" style:font-weight-asian="bold" style:font-size-complex="10pt" style:font-weight-complex="bold"/>
    </style:style>
    <style:style style:name="T4" style:family="text">
      <style:text-properties fo:color="#000000" loext:opacity="100%"/>
    </style:style>
    <style:style style:name="T5" style:family="text">
      <style:text-properties officeooo:rsid="00123c38"/>
    </style:style>
    <style:style style:name="T6" style:family="text">
      <style:text-properties officeooo:rsid="0012c021"/>
    </style:style>
    <style:style style:name="T7" style:family="text">
      <style:text-properties officeooo:rsid="001755a6"/>
    </style:style>
    <style:style style:name="T8" style:family="text">
      <style:text-properties officeooo:rsid="00185a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VALUACIÓN INICIAL –1º DAM</text:p>
      <text:p text:style-name="Standard"><text:span text:style-name="T1">UT1: DESARROLLO DEL SOFTWARE</text:span></text:p>
      <text:p text:style-name="Standard">ALUMNO: <text:span text:style-name="T5">Joshua Sangareau Quesada</text:span><text:tab/><text:tab/><text:tab/><text:tab/><text:tab/>FECHA: <text:span text:style-name="T5">22/09/2022<text:tab/><text:tab/><text:tab/><text:tab/><text:tab/><text:tab/><text:tab/><text:tab/><text:tab/><text:tab/></text:span></text:p>
      <text:p text:style-name="Standard">Responde brevemente a las preguntas <text:span text:style-name="T1">sin usar internet.</text:span></text:p>
      <text:p text:style-name="Standard"/>
      <text:p text:style-name="Standard">1.- Indica qué entiende por <text:span text:style-name="T1">repositorio de código fuente</text:span>, así como la <text:span text:style-name="T1">utilidad</text:span> del mismo en un equipo de desarrollo.</text:p>
      <text:p text:style-name="P7">Es donde se almacena y distribuye la información de los programas. </text:p>
      <text:p text:style-name="P3"/>
      <text:p text:style-name="Standard">2.- ¿Sabes a que se refiere el término <text:span text:style-name="T1">software</text:span> ? ¿Y <text:span text:style-name="T1">hardware</text:span>? Indica algún ejemplo de cada uno de ellos. <text:span text:style-name="T5">Software es todo aquel programa informático, ejemplo el SO. Hardware el todo elemento físico del ordenador, incluyendo los periféricos. Ejemplo la tarjeta gráfica o la pantalla.</text:span></text:p>
      <text:p text:style-name="Standard">3.- ¿Qué tipos de <text:span text:style-name="T1">lenguajes de programación</text:span> conoces según su nivel?</text:p>
      <text:p text:style-name="P6"><text:span text:style-name="T7">Lenguaje de bajo nivel: </text:span>Lenguaje máquina (código binario).</text:p>
      <text:p text:style-name="P6"><text:span text:style-name="T7">Algunos hablan de nivel medio</text:span></text:p>
      <text:p text:style-name="P6"><text:span text:style-name="T7">L</text:span>enguaje de alto nivel (<text:span text:style-name="T7">Java, phyton</text:span>): <text:span text:style-name="T7">lenguajes de alta abstracción del usuario con el código fuente.</text:span></text:p>
      <text:p text:style-name="Standard"/>
      <text:p text:style-name="Standard">4.-¿Sabrías explicar para qué sirve un <text:span text:style-name="T1">compilador</text:span>? </text:p>
      <text:p text:style-name="P5">Es un programa que convierte en un lenguaje intermedio el lenguaje de alto nivel usado para programar y el lenguaje máquina.</text:p>
      <text:p text:style-name="P2"/>
      <text:p text:style-name="Standard">5.- ¿Qué entiendes por <text:span text:style-name="T1">código fuente</text:span>? ¿Y por <text:span text:style-name="T1">código objeto</text:span>? ¿Y por <text:span text:style-name="T1">código Ejecutable</text:span>?</text:p>
      <text:p text:style-name="P5">Código fuente es el código base realizado para darle las funciones al programa <text:span text:style-name="T6">y es el que será compilado y después interpretado por el hardware.</text:span> <text:span text:style-name="T6">C</text:span>ódigo objeto es el código <text:span text:style-name="T7">resultado después de compilarlo</text:span>. <text:span text:style-name="T6">Código ejecutable es el código que usa el SO para ejecutar el programa (son los archivos .exe).</text:span></text:p>
      <text:p text:style-name="Standard"/>
      <text:p text:style-name="Standard">6.-¿Qué entiendes por <text:span text:style-name="T1">entornos de desarrollo del software</text:span>? <text:span text:style-name="T6">Programas </text:span><text:span text:style-name="T7">o entornos </text:span><text:span text:style-name="T6">que nos facilitan la programación del software con funciones predefinidas.</text:span></text:p>
      <text:p text:style-name="Standard"/>
      <text:p text:style-name="Standard">7.-¿A qué nos referimos con el término <text:span text:style-name="T1">Máquina Virtual</text:span>? <text:span text:style-name="T6">El software capaz de ejecutar uno </text:span><text:span text:style-name="T7">o </text:span><text:span text:style-name="T6"><text:s/>varios SO o programas idénticos a los originales, sin serlo.</text:span></text:p>
      <text:p text:style-name="Standard"><text:soft-page-break/></text:p>
      <text:p text:style-name="Standard">8.-¿Sabrías explicar el objetivo fundamental de la <text:span text:style-name="T1">Ingeniería del Software</text:span>? <text:span text:style-name="T8">Crear,m</text:span><text:span text:style-name="T6">odificar, mejorar y actualizar el software. </text:span><text:span text:style-name="T8">Regular el desarrollo del software. Asegurar que los programas son de calidad y seguro.</text:span></text:p>
      <text:p text:style-name="Standard">9.-¿Qué es un <text:span text:style-name="T1">workflow</text:span>? <text:span text:style-name="T6">Un </text:span><text:span text:style-name="T8">flujo de trabajo</text:span><text:span text:style-name="T6">. </text:span></text:p>
      <text:p text:style-name="Standard"/>
      <text:p text:style-name="Standard">10.-¿Sabrías explicar a qué nos referimos con el término <text:span text:style-name="T1">Scrum</text:span>? <text:span text:style-name="T8">Una metodología de trabajo. Se divide en muchos secciones el trabajo para que el cliente vaya eligiendo cuales si les gustan y cuales no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s" style:country-asian="ES" style:font-name-complex="Calibri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.212cm" style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style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1" style:family="table">
      <style:table-properties style:width="16.649cm" fo:margin-left="-0.191cm" fo:margin-top="0cm" fo:margin-bottom="0cm" table:align="left" style:writing-mode="lr-tb"/>
    </style:style>
    <style:style style:name="Tabla1.A" style:family="table-column">
      <style:table-column-properties style:column-width="8.763cm"/>
    </style:style>
    <style:style style:name="Tabla1.B" style:family="table-column">
      <style:table-column-properties style:column-width="7.885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transparent" fo:padding-left="0.191cm" fo:padding-right="0.191cm" fo:padding-top="0cm" fo:padding-bottom="0cm" fo:border="0.5pt solid #00000a">
        <style:background-image/>
      </style:table-cell-properties>
    </style:style>
    <style:style style:name="Tabla1.B1" style:family="table-cell">
      <style:table-cell-properties style:vertical-align="middle" fo:background-color="#ededed" fo:padding-left="0.191cm" fo:padding-right="0.191cm" fo:padding-top="0cm" fo:padding-bottom="0cm" fo:border="0.5pt solid #00000a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orphans="0" fo:widows="0"/>
    </style:style>
    <style:style style:name="MT1" style:family="text">
      <style:text-properties fo:color="#000000" loext:opacity="100%" fo:font-weight="bold" style:font-weight-asian="bold" style:font-weight-complex="bold"/>
    </style:style>
    <style:style style:name="MT2" style:family="text">
      <style:text-properties fo:color="#000000" loext:opacity="100%" fo:font-size="10pt" fo:font-style="italic" fo:font-weight="bold" style:font-size-asian="10pt" style:font-style-asian="italic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24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text:bookmark-start text:name="_Hlk113623162"/><text:span text:style-name="MT1">Entornos de Desarrollo</text:span></text:p>
            </table:table-cell>
            <table:table-cell table:style-name="Tabla1.B1" office:value-type="string">
              <text:p text:style-name="MP1"><text:span text:style-name="MT2">Ciclo Formativo de</text:span></text:p>
              <text:p text:style-name="MP1"><text:span text:style-name="MT2">Desarrollo de Aplicaciones Multiplataforma</text:span><text:bookmark-end text:name="_Hlk113623162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3</meta:editing-cycles>
    <meta:creation-date>2022-09-19T18:04:00</meta:creation-date>
    <dc:date>2023-09-22T16:43:06.844000000</dc:date>
    <meta:editing-duration>PT2H33S</meta:editing-duration>
    <meta:generator>LibreOffice/7.3.6.2$Windows_X86_64 LibreOffice_project/c28ca90fd6e1a19e189fc16c05f8f8924961e12e</meta:generator>
    <meta:document-statistic meta:table-count="1" meta:image-count="0" meta:object-count="0" meta:page-count="2" meta:paragraph-count="23" meta:word-count="361" meta:character-count="2304" meta:non-whitespace-character-count="1948"/>
    <meta:user-defined meta:name="AppVersion">16.0000</meta:user-defined>
    <meta:template xlink:type="simple" xlink:actuate="onRequest" xlink:title="Normal" xlink:href=""/>
  </office:meta>
</office:document-meta>
</file>